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rge électrique</text:p>
          </table:table-cell>
          <table:table-cell office:value-type="string" calcext:value-type="string">
            <text:p>Propriété fondamentale de la matière qui caractérise son intéraction avec les champs électromagnétiques</text:p>
          </table:table-cell>
        </table:table-row>
        <table:table-row table:style-name="ro1">
          <table:table-cell office:value-type="string" calcext:value-type="string">
            <text:p>Courant</text:p>
          </table:table-cell>
          <table:table-cell office:value-type="string" calcext:value-type="string">
            <text:p>C'est le débit de charge dans un conducteur, noté \(i(t) = \frac{\mathrm{d} q(t)}{\mathrm{d}t}\). Il peut \^etre continu (les charges se déplacent dans le m\^eme sens) ou alternatif (sens du déplacement oscille).</text:p>
          </table:table-cell>
        </table:table-row>
        <table:table-row table:style-name="ro1">
          <table:table-cell office:value-type="string" calcext:value-type="string">
            <text:p>Tension électrique</text:p>
          </table:table-cell>
          <table:table-cell office:value-type="string" calcext:value-type="string">
            <text:p>c’est la différence de potentielle \(u_{AB} = V_A - V_B = \frac{Ep(A)-Ep(B)}{q}\). Elle traduit le changement de potentiel de la charge $q$ entre \(A\) et \(B\) et s'exprime en Volt.</text:p>
          </table:table-cell>
        </table:table-row>
        <table:table-row table:style-name="ro1">
          <table:table-cell office:value-type="string" calcext:value-type="string">
            <text:p>Convention générateur</text:p>
          </table:table-cell>
          <table:table-cell office:value-type="string" calcext:value-type="string">
            <text:p>La puissance le traversant est négative : \(P&lt;0\) et le sens positif du courant est orienté comme la tension.</text:p>
          </table:table-cell>
        </table:table-row>
        <table:table-row table:style-name="ro1">
          <table:table-cell office:value-type="string" calcext:value-type="string">
            <text:p>Convention récepteur</text:p>
          </table:table-cell>
          <table:table-cell office:value-type="string" calcext:value-type="string">
            <text:p>La puissance le traversant est positive : \(P&gt;0\) et le sens positif du courant est orienté dans le sens opposé à la tension.</text:p>
          </table:table-cell>
        </table:table-row>
        <table:table-row table:style-name="ro1">
          <table:table-cell office:value-type="string" calcext:value-type="string">
            <text:p>Générateur de tension idéal</text:p>
          </table:table-cell>
          <table:table-cell office:value-type="string" calcext:value-type="string">
            <text:p>Il impose une tension \(U_0\) assez grande entre ses bornes quelque soit le dipôle auquel il est connecté.</text:p>
          </table:table-cell>
        </table:table-row>
        <table:table-row table:style-name="ro1">
          <table:table-cell office:value-type="string" calcext:value-type="string">
            <text:p>Générateur de courant idéal</text:p>
          </table:table-cell>
          <table:table-cell office:value-type="string" calcext:value-type="string">
            <text:p>Il maintient un courant \(I_0\) constant quelque soit les dipôles connectés</text:p>
          </table:table-cell>
        </table:table-row>
        <table:table-row table:style-name="ro1">
          <table:table-cell office:value-type="string" calcext:value-type="string">
            <text:p>Résistance</text:p>
          </table:table-cell>
          <table:table-cell office:value-type="string" calcext:value-type="string">
            <text:p>C'est un dipôle récepteur dont la tension entre ses bornes est proportionnelle au courant qui le traverse avec un coefficient de proportionalité \(R\) en \(\Omega\). On a \(U=R\times I\). C'est le seul dipôle à dissiper l'énergie sous forme de chaleur par effet Joule</text:p>
          </table:table-cell>
        </table:table-row>
        <table:table-row table:style-name="ro1">
          <table:table-cell office:value-type="string" calcext:value-type="string">
            <text:p>Condensateur idéal</text:p>
          </table:table-cell>
          <table:table-cell office:value-type="string" calcext:value-type="string">
            <text:p>C'est un dipôle dont la tension à ses bornes et le courant sont reliés par \(i = C \frac{\mathrm{d}U}{\mathrm{d}t}\) ou \(U = \frac{q}{C}\) avec \(q\) la charge accumulée dans le condensateur. Pour une tension constante, il se comporte comme un interrupteur fermé.</text:p>
          </table:table-cell>
        </table:table-row>
        <table:table-row table:style-name="ro1">
          <table:table-cell office:value-type="string" calcext:value-type="string">
            <text:p>Bobine idéale</text:p>
          </table:table-cell>
          <table:table-cell office:value-type="string" calcext:value-type="string">
            <text:p>C'est un dipôle dont la tension à ses bornes et le courant sont reliés par : \(U = L \frac{\mathrm{d}i}{\mathrm{d}t}\) où \(L\) est l'inductance propre de la bobine. <text:s/>Pour un courant constant, on a une tension nulle, donc cela se comporte comme un court-circui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0:54:35.403048869</meta:creation-date>
    <dc:date>2025-01-31T11:00:51.775522987</dc:date>
    <meta:editing-duration>PT6M21S</meta:editing-duration>
    <meta:editing-cycles>1</meta:editing-cycles>
    <meta:document-statistic meta:table-count="1" meta:cell-count="20" meta:object-count="0"/>
    <meta:generator>LibreOffice/24.2.7.2$Linux_X86_64 LibreOffice_project/420$Build-2</meta:generator>
  </office:meta>
</office:document-meta>
</file>